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2-07-08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2-06-0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2-05-13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2-03-1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2-02-07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2-01-1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12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11-1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10-08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9-10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8-09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7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6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5-10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4-0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3-1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2-1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1-01-0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12-03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11-04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10-0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09-1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06-09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05-08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04-1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20-03-0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10-0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09-04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06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05-02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04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03-05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02-05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9-01-07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12-0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11-02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10-0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09-0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05-11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04-04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03-0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02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8-01-0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12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11-0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9-07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8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7-1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6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5-03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4-06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3-03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2-09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7-01-04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12-08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11-04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10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09-0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08-0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07-0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06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05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04-0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6-03-0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12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11-0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10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09-0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08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07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06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04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02-0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5-01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12-03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11-1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10-1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09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02-0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3-12-1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3-11-0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3-10-0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3-06-0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3-03-0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3-02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3-01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2-12-1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2-1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2-10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2-05-0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2-03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2-02-0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2-01-0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11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10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09-1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08-0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05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04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02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11-0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10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9-0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8-0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6-2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6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5-0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4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3-0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2-0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10-01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12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11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10-0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07-0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06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05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04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03-0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02-0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9-01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12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11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10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09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07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05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04-0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03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02-1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8-01-0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12-0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11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10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09-1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06-0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05-0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04-0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03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4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3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8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7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6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191052505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1" meta:object-count="0"/>
    <meta:user-defined meta:name="AppVersion">3.0</meta:user-defined>
  </office:meta>
</office:document-meta>
</file>